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2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5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</style:style>
    <style:style style:name="ce3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wrap-option="wrap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5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5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2pt solid #000000" fo:border-left="none" fo:border-right="thin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</style:style>
    <style:style style:name="ce64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65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8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71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75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78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8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82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83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8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85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87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1" style:family="table-cell" style:parent-style-name="Default" style:data-style-name="N36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2" style:family="table-cell" style:parent-style-name="Default" style:data-style-name="N0">
      <style:table-cell-properties fo:border-top="2pt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98" style:family="table-cell" style:parent-style-name="Default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01" style:family="table-cell" style:parent-style-name="Default" style:data-style-name="N0">
      <style:table-cell-properties fo:border-top="thin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0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0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1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1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7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9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2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2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/>
    </style:style>
    <style:style style:name="ce1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/>
    </style:style>
    <style:style style:name="ce1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28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2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3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32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3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135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wrap-option="wrap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13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37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3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5.794375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5.476875cm"/>
    </style:style>
    <style:style style:name="co6" style:family="table-column">
      <style:table-column-properties fo:break-before="auto" style:column-width="6.37645833333333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5.953125cm"/>
    </style:style>
    <style:style style:name="co11" style:family="table-column">
      <style:table-column-properties fo:break-before="auto" style:column-width="7.69937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66.75pt" style:use-optimal-row-height="true" fo:break-before="auto"/>
    </style:style>
    <style:style style:name="ro3" style:family="table-row">
      <style:table-row-properties style:row-height="33.75pt" style:use-optimal-row-height="true" fo:break-before="auto"/>
    </style:style>
    <style:style style:name="ro4" style:family="table-row">
      <style:table-row-properties style:row-height="50.25pt" style:use-optimal-row-height="true" fo:break-before="auto"/>
    </style:style>
    <style:style style:name="ro5" style:family="table-row">
      <style:table-row-properties style:row-height="84pt" style:use-optimal-row-height="true" fo:break-before="auto"/>
    </style:style>
    <style:style style:name="ro6" style:family="table-row">
      <style:table-row-properties style:row-height="100.5pt" style:use-optimal-row-height="true" fo:break-before="auto"/>
    </style:style>
    <style:style style:name="ro7" style:family="table-row">
      <style:table-row-properties style:row-height="43.5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57.75pt" style:use-optimal-row-height="tru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69.75pt" style:use-optimal-row-height="false" fo:break-before="auto"/>
    </style:style>
    <style:style style:name="ro13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4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4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4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48" style:family="table-cell" style:parent-style-name="Default" style:data-style-name="N0">
      <style:table-cell-properties fo:border-top="none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4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0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Valide&quot;" style:apply-style-name="cf3"/>
      <style:map style:condition="of:cell-content()=&quot;Echec&quot;" style:apply-style-name="cf1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Valide&quot;" style:apply-style-name="cf3"/>
      <style:map style:condition="of:cell-content()=&quot;Echec&quot;" style:apply-style-name="cf1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Valide&quot;" style:apply-style-name="cf3"/>
      <style:map style:condition="of:cell-content()=&quot;Echec&quot;" style:apply-style-name="cf1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Valide&quot;" style:apply-style-name="cf3"/>
      <style:map style:condition="of:cell-content()=&quot;Echec&quot;" style:apply-style-name="cf1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Valide&quot;" style:apply-style-name="cf3"/>
      <style:map style:condition="of:cell-content()=&quot;Echec&quot;" style:apply-style-name="cf1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Valide&quot;" style:apply-style-name="cf3"/>
      <style:map style:condition="of:cell-content()=&quot;Echec&quot;" style:apply-style-name="cf1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</style:style>
    <style:style style:name="ce15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Valide&quot;" style:apply-style-name="cf3"/>
      <style:map style:condition="of:cell-content()=&quot;Echec&quot;" style:apply-style-name="cf1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5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</style:style>
    <style:style style:name="ce16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Pass&quot;" style:apply-style-name="cf3"/>
      <style:map style:condition="of:cell-content()=&quot;Fail&quot;" style:apply-style-name="cf1"/>
      <style:map style:condition="of:cell-content()=&quot;Non concluant&quot;" style:apply-style-name="cf2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  <style:map style:condition="of:cell-content()=&quot;Non concluant&quot;" style:apply-style-name="cf2"/>
      <style:map style:condition="of:cell-content()=&quot;Valide&quot;" style:apply-style-name="cf3"/>
      <style:map style:condition="of:cell-content()=&quot;Echec&quot;" style:apply-style-name="cf1"/>
      <style:map style:condition="of:cell-content()=&quot;Non concluant&quot;" style:apply-style-name="cf2"/>
      <style:map style:condition="of:cell-content()=&quot;Pass&quot;" style:apply-style-name="cf3"/>
      <style:map style:condition="of:cell-content()=&quot;Fail&quot;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Pass&quot;;&quot;Fail&quot;;&quot;Non concluant&quot;)">
          <table:help-message/>
          <table:error-message table:display="true"/>
        </table:content-validation>
      </table:content-validations>
      <table:table table:name="Tests" table:style-name="ta1">
        <table:table-column table:style-name="co1" table:default-cell-style-name="ce131"/>
        <table:table-column table:style-name="co2" table:default-cell-style-name="ce70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4" table:default-cell-style-name="ce38"/>
        <table:table-column table:style-name="co6" table:default-cell-style-name="ce38"/>
        <table:table-column table:style-name="co7" table:default-cell-style-name="ce132"/>
        <table:table-column table:style-name="co8" table:default-cell-style-name="ce131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number-columns-repeated="1005" table:default-cell-style-name="ce38"/>
        <table:table-column table:style-name="co12" table:number-columns-repeated="3" table:default-cell-style-name="ce6"/>
        <table:table-column table:style-name="co12" table:number-columns-repeated="4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1" table:number-rows-spanned="2" table:style-name="ce133">
            <text:p>Réf.</text:p>
          </table:table-cell>
          <table:table-cell office:value-type="string" table:number-columns-spanned="1" table:number-rows-spanned="2" table:style-name="ce133">
            <text:p>Version du logiciel testée</text:p>
          </table:table-cell>
          <table:table-cell office:value-type="string" table:number-columns-spanned="1" table:number-rows-spanned="2" table:style-name="ce133">
            <text:p>Objectif</text:p>
          </table:table-cell>
          <table:table-cell office:value-type="string" table:number-columns-spanned="1" table:number-rows-spanned="2" table:style-name="ce133">
            <text:p>Pré-conditions</text:p>
          </table:table-cell>
          <table:table-cell office:value-type="string" table:number-columns-spanned="2" table:number-rows-spanned="1" table:style-name="ce134">
            <text:p>Entrées</text:p>
          </table:table-cell>
          <table:covered-table-cell/>
          <table:table-cell office:value-type="string" table:number-columns-spanned="1" table:number-rows-spanned="2" table:style-name="ce133">
            <text:p>Résultats attendus</text:p>
          </table:table-cell>
          <table:table-cell office:value-type="string" table:number-columns-spanned="1" table:number-rows-spanned="2" table:style-name="ce135">
            <text:p>Date</text:p>
          </table:table-cell>
          <table:table-cell office:value-type="string" table:number-columns-spanned="1" table:number-rows-spanned="2" table:style-name="ce133">
            <text:p>Testeur</text:p>
          </table:table-cell>
          <table:table-cell office:value-type="string" table:number-columns-spanned="1" table:number-rows-spanned="2" table:style-name="ce133">
            <text:p>Résultat du test</text:p>
          </table:table-cell>
          <table:table-cell office:value-type="string" table:number-columns-spanned="1" table:number-rows-spanned="2" table:style-name="ce133">
            <text:p>Résultats obtenus</text:p>
          </table:table-cell>
          <table:table-cell office:value-type="string" table:number-columns-spanned="1" table:number-rows-spanned="2" table:style-name="ce134">
            <text:p>Remarques</text:p>
          </table:table-cell>
          <table:table-cell table:number-columns-repeated="1005" table:style-name="ce2"/>
          <table:table-cell table:number-columns-repeated="3" table:style-name="ce3"/>
          <table:table-cell table:number-columns-repeated="15364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4">
            <text:p>Caractéristiques</text:p>
          </table:table-cell>
          <table:table-cell office:value-type="string" table:style-name="ce4">
            <text:p>Valeu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5" table:style-name="ce5"/>
          <table:table-cell table:number-columns-repeated="3" table:style-name="ce6"/>
          <table:table-cell table:number-columns-repeated="15364" table:style-name="ce1"/>
        </table:table-row>
        <table:table-row table:style-name="ro2">
          <table:table-cell office:value-type="string" table:style-name="ce7">
            <text:p>T.0</text:p>
          </table:table-cell>
          <table:table-cell office:value-type="string" table:style-name="ce8">
            <text:p>1.0</text:p>
          </table:table-cell>
          <table:table-cell office:value-type="string" table:style-name="ce8">
            <text:p>Vérifier que lorsque le programme est lancé, on peut cliquer sur le bouton commencer partie</text:p>
          </table:table-cell>
          <table:table-cell office:value-type="string" table:style-name="ce9">
            <text:p>Programme lancé</text:p>
          </table:table-cell>
          <table:table-cell table:style-name="ce10"/>
          <table:table-cell office:value-type="string" table:style-name="ce11">
            <text:p>Click utilisateur sur bouton commencer partie</text:p>
          </table:table-cell>
          <table:table-cell office:value-type="string" table:style-name="ce8">
            <text:p>Redirection page ajout joueur</text:p>
          </table:table-cell>
          <table:table-cell office:value-type="date" office:date-value="2022-10-27T00:00:00" table:style-name="ce12">
            <text:p>27/10/22</text:p>
          </table:table-cell>
          <table:table-cell office:value-type="string" table:style-name="ce8">
            <text:p>R.Malhère</text:p>
          </table:table-cell>
          <table:table-cell office:value-type="string" table:content-validation-name="val1" table:style-name="ce144">
            <text:p>Pass</text:p>
          </table:table-cell>
          <table:table-cell table:style-name="ce14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6">
            <text:p>T.1.1</text:p>
          </table:table-cell>
          <table:table-cell office:value-type="string" table:number-columns-spanned="1" table:number-rows-spanned="2" table:style-name="ce136">
            <text:p>1.0</text:p>
          </table:table-cell>
          <table:table-cell office:value-type="string" table:number-columns-spanned="1" table:number-rows-spanned="2" table:style-name="ce136">
            <text:p>Vérifier que lorsque le programme est lancé et qu'on est sur la page ajout joueur, on peut ajouter des joueurs à la partie</text:p>
          </table:table-cell>
          <table:table-cell office:value-type="string" table:number-columns-spanned="1" table:number-rows-spanned="2" table:style-name="ce136">
            <text:p>Etre sur la page ajout joueur</text:p>
          </table:table-cell>
          <table:table-cell office:value-type="string" table:style-name="ce18">
            <text:p>1 seul joueur déjà présent</text:p>
          </table:table-cell>
          <table:table-cell office:value-type="string" table:number-columns-spanned="1" table:number-rows-spanned="2" table:style-name="ce136">
            <text:p>Click utilisateur sur bouton ajout joueur</text:p>
          </table:table-cell>
          <table:table-cell office:value-type="string" table:style-name="ce19">
            <text:p>Apparition d'un nouveau champ <text:s/>joueur et apparrition de bouton suppression pour chaque champ joueur</text:p>
          </table:table-cell>
          <table:table-cell office:value-type="date" office:date-value="2022-10-27T00:00:00" table:style-name="ce20">
            <text:p>27/10/22</text:p>
          </table:table-cell>
          <table:table-cell office:value-type="string" table:number-columns-spanned="1" table:number-rows-spanned="2" table:style-name="ce136">
            <text:p>R.Malhère</text:p>
          </table:table-cell>
          <table:table-cell office:value-type="string" table:content-validation-name="val1" table:style-name="ce145">
            <text:p>Pass</text:p>
          </table:table-cell>
          <table:table-cell table:style-name="ce22"/>
          <table:table-cell table:style-name="ce23"/>
          <table:table-cell table:number-columns-repeated="1005" table:style-name="ce24"/>
          <table:table-cell table:number-columns-repeated="3" table:style-name="ce3"/>
          <table:table-cell table:number-columns-repeated="4" table:style-name="ce23"/>
          <table:table-cell table:number-columns-repeated="15360"/>
        </table:table-row>
        <table:table-row table:style-name="ro3">
          <table:table-cell office:value-type="string" table:style-name="ce25">
            <text:p>T.1.2</text:p>
          </table:table-cell>
          <table:covered-table-cell/>
          <table:covered-table-cell/>
          <table:covered-table-cell/>
          <table:table-cell office:value-type="string" table:style-name="ce26">
            <text:p>nb joueur = 2</text:p>
          </table:table-cell>
          <table:covered-table-cell/>
          <table:table-cell office:value-type="string" table:style-name="ce27">
            <text:p>Apparition d'un nouveau champ <text:s/>joueur en dessous des autres</text:p>
          </table:table-cell>
          <table:table-cell office:value-type="date" office:date-value="2022-10-27T00:00:00" table:style-name="ce28">
            <text:p>27/10/22</text:p>
          </table:table-cell>
          <table:covered-table-cell/>
          <table:table-cell office:value-type="string" table:content-validation-name="val1" table:style-name="ce146">
            <text:p>Pass</text:p>
          </table:table-cell>
          <table:table-cell table:style-name="ce30"/>
          <table:table-cell table:style-name="ce31"/>
          <table:table-cell table:number-columns-repeated="1005" table:style-name="ce32"/>
          <table:table-cell table:number-columns-repeated="3" table:style-name="ce33"/>
          <table:table-cell table:number-columns-repeated="15364" table:style-name="ce34"/>
        </table:table-row>
        <table:table-row table:style-name="ro4">
          <table:table-cell office:value-type="string" table:style-name="ce7">
            <text:p>T.2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Vérifier que lorsqu'on est sur la page ajout joueur, on peut supprimer un joueur</text:p>
          </table:table-cell>
          <table:table-cell office:value-type="string" table:style-name="ce35">
            <text:p>Etre sur la page ajout joueur avec plus d'un joueur à la partie</text:p>
          </table:table-cell>
          <table:table-cell office:value-type="string" table:style-name="ce10">
            <text:p>nb joueur &gt;= 2</text:p>
          </table:table-cell>
          <table:table-cell office:value-type="string" table:style-name="ce11">
            <text:p>Click utilisateur sur le bouton suppression joueur</text:p>
          </table:table-cell>
          <table:table-cell office:value-type="string" table:style-name="ce8">
            <text:p>Disparition du champ joueur associer et affichage des autres joueurs</text:p>
          </table:table-cell>
          <table:table-cell office:value-type="date" office:date-value="2022-10-27T00:00:00" table:style-name="ce12">
            <text:p>27/10/22</text:p>
          </table:table-cell>
          <table:table-cell office:value-type="string" table:style-name="ce17">
            <text:p>R.Malhère</text:p>
          </table:table-cell>
          <table:table-cell office:value-type="string" table:content-validation-name="val1" table:style-name="ce144">
            <text:p>Pass</text:p>
          </table:table-cell>
          <table:table-cell table:style-name="ce14"/>
          <table:table-cell table:style-name="ce31"/>
          <table:table-cell table:number-columns-repeated="1005" table:style-name="ce32"/>
          <table:table-cell table:number-columns-repeated="3" table:style-name="ce33"/>
          <table:table-cell table:number-columns-repeated="15364" table:style-name="ce34"/>
        </table:table-row>
        <table:table-row table:style-name="ro4">
          <table:table-cell office:value-type="string" table:style-name="ce7">
            <text:p>T.3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Vérifier que lorsqu'on est sur la page ajout joueur, on peut valider les joueurs</text:p>
          </table:table-cell>
          <table:table-cell office:value-type="string" table:style-name="ce35">
            <text:p>Etre sur la page ajout de joueur</text:p>
          </table:table-cell>
          <table:table-cell office:value-type="string" table:style-name="ce10">
            <text:p>nb joueur &gt;=1</text:p>
          </table:table-cell>
          <table:table-cell office:value-type="string" table:style-name="ce11">
            <text:p>Click utilisateur sur le bouton validate</text:p>
          </table:table-cell>
          <table:table-cell office:value-type="string" table:style-name="ce8">
            <text:p>Redirection vers la page choix departie, conservation des noms de joueurs</text:p>
          </table:table-cell>
          <table:table-cell office:value-type="date" office:date-value="2022-10-27T00:00:00" table:style-name="ce12">
            <text:p>27/10/22</text:p>
          </table:table-cell>
          <table:table-cell office:value-type="string" table:style-name="ce17">
            <text:p>R.Malhère</text:p>
          </table:table-cell>
          <table:table-cell office:value-type="string" table:content-validation-name="val1" table:style-name="ce144">
            <text:p>Pass</text:p>
          </table:table-cell>
          <table:table-cell table:style-name="ce14"/>
          <table:table-cell table:style-name="ce31"/>
          <table:table-cell table:number-columns-repeated="1005" table:style-name="ce32"/>
          <table:table-cell table:number-columns-repeated="3" table:style-name="ce33"/>
          <table:table-cell table:number-columns-repeated="15364" table:style-name="ce34"/>
        </table:table-row>
        <table:table-row table:style-name="ro3">
          <table:table-cell office:value-type="string" table:style-name="ce16">
            <text:p>T.4.1</text:p>
          </table:table-cell>
          <table:table-cell office:value-type="string" table:number-columns-spanned="1" table:number-rows-spanned="4" table:style-name="ce136">
            <text:p>1.0</text:p>
          </table:table-cell>
          <table:table-cell office:value-type="string" table:number-columns-spanned="1" table:number-rows-spanned="4" table:style-name="ce136">
            <text:p>Vérifier que lorsqu'on est sur la page choix de partie, les boutons de choix de partie fonctionnent</text:p>
          </table:table-cell>
          <table:table-cell office:value-type="string" table:number-columns-spanned="1" table:number-rows-spanned="4" table:style-name="ce136">
            <text:p>Etre sur la page choix de partie</text:p>
          </table:table-cell>
          <table:table-cell table:style-name="ce18"/>
          <table:table-cell office:value-type="string" table:style-name="ce36">
            <text:p>Click utilisateur sur le bouton Tournois</text:p>
          </table:table-cell>
          <table:table-cell office:value-type="string" table:number-columns-spanned="1" table:number-rows-spanned="4" table:style-name="ce136">
            <text:p>Redirection vers la page partie, application des règles associés au mode selectionnés</text:p>
          </table:table-cell>
          <table:table-cell office:value-type="date" office:date-value="2022-10-27T00:00:00" table:number-columns-spanned="1" table:number-rows-spanned="4" table:style-name="ce137">
            <text:p>27/10/22</text:p>
          </table:table-cell>
          <table:table-cell office:value-type="string" table:number-columns-spanned="1" table:number-rows-spanned="4" table:style-name="ce136">
            <text:p>R.Malhère</text:p>
          </table:table-cell>
          <table:table-cell office:value-type="string" table:content-validation-name="val1" table:style-name="ce145">
            <text:p>Pass</text:p>
          </table:table-cell>
          <table:table-cell table:style-name="ce37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3">
          <table:table-cell office:value-type="string" table:style-name="ce39">
            <text:p>T.4.2</text:p>
          </table:table-cell>
          <table:covered-table-cell/>
          <table:covered-table-cell/>
          <table:covered-table-cell/>
          <table:table-cell table:style-name="ce40"/>
          <table:table-cell office:value-type="string" table:style-name="ce41">
            <text:p>Click utilisateur sur le bouton Normal</text:p>
          </table:table-cell>
          <table:covered-table-cell/>
          <table:covered-table-cell/>
          <table:covered-table-cell/>
          <table:table-cell office:value-type="string" table:content-validation-name="val1" table:style-name="ce147">
            <text:p>Pass</text:p>
          </table:table-cell>
          <table:table-cell table:style-name="ce43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3">
          <table:table-cell office:value-type="string" table:style-name="ce39">
            <text:p>T.4.3</text:p>
          </table:table-cell>
          <table:covered-table-cell/>
          <table:covered-table-cell/>
          <table:covered-table-cell/>
          <table:table-cell table:style-name="ce40"/>
          <table:table-cell office:value-type="string" table:style-name="ce41">
            <text:p>Click utilisateur sur le bouton Rapide</text:p>
          </table:table-cell>
          <table:covered-table-cell/>
          <table:covered-table-cell/>
          <table:covered-table-cell/>
          <table:table-cell office:value-type="string" table:content-validation-name="val1" table:style-name="ce147">
            <text:p>Pass</text:p>
          </table:table-cell>
          <table:table-cell table:style-name="ce43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3">
          <table:table-cell office:value-type="string" table:style-name="ce44">
            <text:p>T.4.4</text:p>
          </table:table-cell>
          <table:covered-table-cell/>
          <table:covered-table-cell/>
          <table:covered-table-cell/>
          <table:table-cell table:style-name="ce26"/>
          <table:table-cell office:value-type="string" table:style-name="ce45">
            <text:p>Click utilisateur sur le bouton Pastis</text:p>
          </table:table-cell>
          <table:covered-table-cell/>
          <table:covered-table-cell/>
          <table:covered-table-cell/>
          <table:table-cell office:value-type="string" table:content-validation-name="val1" table:style-name="ce148">
            <text:p>Pass</text:p>
          </table:table-cell>
          <table:table-cell table:style-name="ce30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3">
          <table:table-cell office:value-type="string" table:style-name="ce16">
            <text:p>T.5.1</text:p>
          </table:table-cell>
          <table:table-cell office:value-type="string" table:number-columns-spanned="1" table:number-rows-spanned="2" table:style-name="ce136">
            <text:p>1.0</text:p>
          </table:table-cell>
          <table:table-cell office:value-type="string" table:number-columns-spanned="1" table:number-rows-spanned="2" table:style-name="ce136">
            <text:p>Vérifier que lorsqu'on est sur la page partie, les 12 boutons de quilles sont selectionnables</text:p>
          </table:table-cell>
          <table:table-cell office:value-type="string" table:style-name="ce47">
            <text:p>Etre sur la page partie</text:p>
          </table:table-cell>
          <table:table-cell table:style-name="ce18"/>
          <table:table-cell office:value-type="string" table:style-name="ce36">
            <text:p>Click utilisateur sur les boutons quilles [1-12]</text:p>
          </table:table-cell>
          <table:table-cell office:value-type="string" table:style-name="ce19">
            <text:p>La quille selectionné change de couleur</text:p>
          </table:table-cell>
          <table:table-cell office:value-type="date" office:date-value="2022-10-28T00:00:00" table:style-name="ce20">
            <text:p>28/10/22</text:p>
          </table:table-cell>
          <table:table-cell office:value-type="string" table:style-name="ce48">
            <text:p>R.Malhère</text:p>
          </table:table-cell>
          <table:table-cell office:value-type="string" table:content-validation-name="val1" table:style-name="ce149">
            <text:p>Pass</text:p>
          </table:table-cell>
          <table:table-cell table:style-name="ce50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3">
          <table:table-cell office:value-type="string" table:style-name="ce25">
            <text:p>T.5.2</text:p>
          </table:table-cell>
          <table:covered-table-cell/>
          <table:covered-table-cell/>
          <table:table-cell office:value-type="string" table:style-name="ce51">
            <text:p>Etre sur la page partie</text:p>
          </table:table-cell>
          <table:table-cell table:style-name="ce26"/>
          <table:table-cell office:value-type="string" table:style-name="ce45">
            <text:p>Second Click utilisateur sur une quille</text:p>
          </table:table-cell>
          <table:table-cell office:value-type="string" table:style-name="ce52">
            <text:p>La quille selectionné revient à sa couleur initiale</text:p>
          </table:table-cell>
          <table:table-cell office:value-type="date" office:date-value="2022-11-18T00:00:00" table:style-name="ce53">
            <text:p>18/11/22</text:p>
          </table:table-cell>
          <table:table-cell office:value-type="string" table:style-name="ce54">
            <text:p>G.Godallier</text:p>
          </table:table-cell>
          <table:table-cell office:value-type="string" table:content-validation-name="val1" table:style-name="ce146">
            <text:p>Pass</text:p>
          </table:table-cell>
          <table:table-cell table:style-name="ce55"/>
          <table:table-cell table:style-name="ce56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5">
          <table:table-cell office:value-type="string" table:style-name="ce7">
            <text:p>T.6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Vérifier que l'ordre des joueurs est bien respecté et que le bouton valuder tour fonctionne</text:p>
          </table:table-cell>
          <table:table-cell office:value-type="string" table:style-name="ce35">
            <text:p>Etre sur la page partie, avec trois joueurs enregistrés</text:p>
          </table:table-cell>
          <table:table-cell office:value-type="string" table:style-name="ce10">
            <text:p>joueur enregistré :<text:s/></text:p>
            <text:p>-joueur 1</text:p>
            <text:p>-joueur 2</text:p>
            <text:p>-joueur 3</text:p>
          </table:table-cell>
          <table:table-cell office:value-type="string" table:style-name="ce11">
            <text:p>Click utilisateur sur le bouton validater tour</text:p>
          </table:table-cell>
          <table:table-cell office:value-type="string" table:style-name="ce8">
            <text:p>Premier joueur afficher: joueur 1</text:p>
            <text:p>après premier appuie joueur 2</text:p>
            <text:p>après second appuie joueur 3</text:p>
            <text:p>après troisième appuie retour joueur 1</text:p>
          </table:table-cell>
          <table:table-cell office:value-type="date" office:date-value="2022-10-28T00:00:00" table:style-name="ce12">
            <text:p>28/10/22</text:p>
          </table:table-cell>
          <table:table-cell office:value-type="string" table:style-name="ce57">
            <text:p>R.Malhère</text:p>
          </table:table-cell>
          <table:table-cell office:value-type="string" table:content-validation-name="val1" table:style-name="ce150">
            <text:p>Pass</text:p>
          </table:table-cell>
          <table:table-cell table:style-name="ce14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6">
          <table:table-cell office:value-type="string" table:style-name="ce16">
            <text:p>T.7.1</text:p>
          </table:table-cell>
          <table:table-cell office:value-type="string" table:number-columns-spanned="1" table:number-rows-spanned="2" table:style-name="ce136">
            <text:p>1.0</text:p>
          </table:table-cell>
          <table:table-cell office:value-type="string" table:number-columns-spanned="1" table:number-rows-spanned="2" table:style-name="ce136">
            <text:p>Vérifier que le score de chaque joueur est bien affiché</text:p>
          </table:table-cell>
          <table:table-cell office:value-type="string" table:number-columns-spanned="1" table:number-rows-spanned="2" table:style-name="ce136">
            <text:p>Etre sur la page partie, avec deux joueur ou plus enregistrés</text:p>
          </table:table-cell>
          <table:table-cell office:value-type="string" table:number-columns-spanned="1" table:number-rows-spanned="2" table:style-name="ce136">
            <text:p>joueur enregistré :<text:s/></text:p>
            <text:p>-joueur 1 avec score=15</text:p>
            <text:p>-joueur 2 avec score=10</text:p>
          </table:table-cell>
          <table:table-cell office:value-type="string" table:style-name="ce36">
            <text:p>Click utilisateur sur le bouton valider tour</text:p>
          </table:table-cell>
          <table:table-cell office:value-type="string" table:style-name="ce19">
            <text:p>Premier joueur afficher: joueur 1 avec score de 15</text:p>
            <text:p>Après click utilisateur affichage joueur 2 avec score de 10</text:p>
            <text:p>Après click utilisateur affichage joueur 1 avec score de 15</text:p>
          </table:table-cell>
          <table:table-cell office:value-type="date" office:date-value="2022-10-28T00:00:00" table:style-name="ce20">
            <text:p>28/10/22</text:p>
          </table:table-cell>
          <table:table-cell office:value-type="string" table:style-name="ce59">
            <text:p>R.Malhère</text:p>
          </table:table-cell>
          <table:table-cell office:value-type="string" table:content-validation-name="val1" table:style-name="ce145">
            <text:p>Pass</text:p>
          </table:table-cell>
          <table:table-cell table:style-name="ce37"/>
          <table:table-cell table:style-name="ce31"/>
          <table:table-cell table:number-columns-repeated="1005" table:style-name="ce32"/>
          <table:table-cell table:number-columns-repeated="3" table:style-name="ce33"/>
          <table:table-cell table:number-columns-repeated="15364" table:style-name="ce1"/>
        </table:table-row>
        <table:table-row table:style-name="ro6">
          <table:table-cell office:value-type="string" table:style-name="ce25">
            <text:p>T.7.2</text:p>
          </table:table-cell>
          <table:covered-table-cell/>
          <table:covered-table-cell/>
          <table:covered-table-cell/>
          <table:covered-table-cell/>
          <table:table-cell office:value-type="string" table:style-name="ce60">
            <text:p>Click utilisateur sur la quilles 12 puis sur le bouton valider tour</text:p>
          </table:table-cell>
          <table:table-cell office:value-type="string" table:style-name="ce27">
            <text:p>Premier joueur afficher: joueur 1 avec score de 15</text:p>
            <text:p>Après click utilisateur affichage joueur 2 avec score de 10</text:p>
            <text:p>Après click utilisateur affichage joueur 1 avec score de 27</text:p>
          </table:table-cell>
          <table:table-cell office:value-type="date" office:date-value="2022-10-28T00:00:00" table:style-name="ce28">
            <text:p>28/10/22</text:p>
          </table:table-cell>
          <table:table-cell office:value-type="string" table:style-name="ce61">
            <text:p>R.Malhère</text:p>
          </table:table-cell>
          <table:table-cell office:value-type="string" table:content-validation-name="val1" table:style-name="ce146">
            <text:p>Pass</text:p>
          </table:table-cell>
          <table:table-cell table:style-name="ce30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5">
          <table:table-cell office:value-type="string" table:style-name="ce7">
            <text:p>T.8</text:p>
          </table:table-cell>
          <table:table-cell office:value-type="string" table:style-name="ce17">
            <text:p>1.0</text:p>
          </table:table-cell>
          <table:table-cell office:value-type="string" table:style-name="ce8">
            <text:p>Vérifier que le bouton score est fonctionnel</text:p>
          </table:table-cell>
          <table:table-cell office:value-type="string" table:style-name="ce9">
            <text:p>Etre sur la page partie, avec deux joueur ou plus enregistrés</text:p>
          </table:table-cell>
          <table:table-cell office:value-type="string" table:style-name="ce10">
            <text:p>joueur enregistré :<text:s/></text:p>
            <text:p>-joueur 1 avec score=15</text:p>
            <text:p>-joueur 2 avec score=10</text:p>
            <text:p>tour numéro = 2</text:p>
          </table:table-cell>
          <table:table-cell office:value-type="string" table:style-name="ce11">
            <text:p>Click utilisateur sur le bouton score</text:p>
          </table:table-cell>
          <table:table-cell office:value-type="string" table:style-name="ce8">
            <text:p>Redirection page score</text:p>
            <text:p>Affichage du numéro de tour = 2</text:p>
            <text:p>Affichage score des joueurs :<text:s/></text:p>
            <text:p>-joueur 1 = 15</text:p>
            <text:p>-joueur 2 = 10</text:p>
          </table:table-cell>
          <table:table-cell office:value-type="date" office:date-value="2022-10-28T00:00:00" table:style-name="ce12">
            <text:p>28/10/22</text:p>
          </table:table-cell>
          <table:table-cell office:value-type="string" table:style-name="ce57">
            <text:p>R.Malhère</text:p>
          </table:table-cell>
          <table:table-cell office:value-type="string" table:content-validation-name="val1" table:style-name="ce144">
            <text:p>Pass</text:p>
          </table:table-cell>
          <table:table-cell table:style-name="ce14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3">
          <table:table-cell office:value-type="string" table:style-name="ce16">
            <text:p>T.9.1</text:p>
          </table:table-cell>
          <table:table-cell office:value-type="string" table:number-columns-spanned="1" table:number-rows-spanned="2" table:style-name="ce136">
            <text:p>1.0</text:p>
          </table:table-cell>
          <table:table-cell office:value-type="string" table:number-columns-spanned="1" table:number-rows-spanned="2" table:style-name="ce136">
            <text:p>Vérifier que le bouton retour partie est fonctionnelle</text:p>
          </table:table-cell>
          <table:table-cell office:value-type="string" table:style-name="ce62">
            <text:p>Etre sur la page score</text:p>
          </table:table-cell>
          <table:table-cell table:style-name="ce18"/>
          <table:table-cell office:value-type="string" table:style-name="ce36">
            <text:p>Click utilisateur sur le bouton retour partie</text:p>
          </table:table-cell>
          <table:table-cell office:value-type="string" table:style-name="ce19">
            <text:p>Redirection page partie</text:p>
          </table:table-cell>
          <table:table-cell office:value-type="date" office:date-value="2022-10-28T00:00:00" table:style-name="ce20">
            <text:p>28/10/22</text:p>
          </table:table-cell>
          <table:table-cell office:value-type="string" table:style-name="ce59">
            <text:p>R.Malhère</text:p>
          </table:table-cell>
          <table:table-cell office:value-type="string" table:content-validation-name="val1" table:style-name="ce145">
            <text:p>Pass</text:p>
          </table:table-cell>
          <table:table-cell table:style-name="ce50"/>
          <table:table-cell table:style-name="ce15"/>
          <table:table-cell table:number-columns-repeated="2" table:style-name="ce38"/>
          <table:table-cell table:style-name="ce1"/>
          <table:table-cell table:number-columns-repeated="1002" table:style-name="ce38"/>
          <table:table-cell table:number-columns-repeated="3" table:style-name="ce6"/>
          <table:table-cell table:number-columns-repeated="15364" table:style-name="ce1"/>
        </table:table-row>
        <table:table-row table:style-name="ro5">
          <table:table-cell office:value-type="string" table:style-name="ce25">
            <text:p>T.9.2</text:p>
          </table:table-cell>
          <table:covered-table-cell/>
          <table:covered-table-cell/>
          <table:table-cell office:value-type="string" table:style-name="ce63">
            <text:p>Etre sur la page partie</text:p>
          </table:table-cell>
          <table:table-cell office:value-type="string" table:style-name="ce26">
            <text:p>joueur enregistré :<text:s/></text:p>
            <text:p>-joueur 1 avec score=15</text:p>
            <text:p>-joueur 2 avec score=10</text:p>
            <text:p>tour numéro = 2</text:p>
            <text:p>Au tour du joueur 2 de jouer</text:p>
          </table:table-cell>
          <table:table-cell office:value-type="string" table:style-name="ce60">
            <text:p>Click utilisateur sur le bouton score puis bouton retour partie</text:p>
          </table:table-cell>
          <table:table-cell office:value-type="string" table:style-name="ce27">
            <text:p>Redirection page score puis redirection page partie avec conservation des infos. Au joueur 2 de jouer avec score affiché 10</text:p>
          </table:table-cell>
          <table:table-cell office:value-type="date" office:date-value="2022-10-28T00:00:00" table:style-name="ce28">
            <text:p>28/10/22</text:p>
          </table:table-cell>
          <table:table-cell office:value-type="string" table:style-name="ce61">
            <text:p>R.Malhère</text:p>
          </table:table-cell>
          <table:table-cell office:value-type="string" table:content-validation-name="val1" table:style-name="ce146">
            <text:p>Pass</text:p>
          </table:table-cell>
          <table:table-cell table:style-name="ce30"/>
          <table:table-cell table:style-name="ce15"/>
          <table:table-cell table:number-columns-repeated="2" table:style-name="ce38"/>
          <table:table-cell table:style-name="ce1"/>
          <table:table-cell table:number-columns-repeated="1002" table:style-name="ce38"/>
          <table:table-cell table:number-columns-repeated="3" table:style-name="ce6"/>
          <table:table-cell table:number-columns-repeated="15364" table:style-name="ce1"/>
        </table:table-row>
        <table:table-row table:style-name="ro4">
          <table:table-cell office:value-type="string" table:style-name="ce16">
            <text:p>T.10.1</text:p>
          </table:table-cell>
          <table:table-cell office:value-type="string" table:number-columns-spanned="1" table:number-rows-spanned="8" table:style-name="ce136">
            <text:p>1.0</text:p>
          </table:table-cell>
          <table:table-cell office:value-type="string" table:number-columns-spanned="1" table:number-rows-spanned="8" table:style-name="ce136">
            <text:p>Vérifier que la detection de fin de match est fonctionnelle</text:p>
          </table:table-cell>
          <table:table-cell office:value-type="string" table:number-columns-spanned="1" table:number-rows-spanned="2" table:style-name="ce138">
            <text:p>Etre sur la page partie,</text:p>
            <text:p>une partie classique ou tournoi est lancée</text:p>
          </table:table-cell>
          <table:table-cell office:value-type="string" table:style-name="ce18">
            <text:p>Joueur 1 = 40</text:p>
            <text:p>score du tour = 10</text:p>
          </table:table-cell>
          <table:table-cell office:value-type="string" table:number-columns-spanned="1" table:number-rows-spanned="8" table:style-name="ce136">
            <text:p>Click utilisateur sur le bouton valider tour</text:p>
          </table:table-cell>
          <table:table-cell office:value-type="string" table:style-name="ce19">
            <text:p>Redirection vers la page fin de partie. Affichage du score des joueurs et du joueur gagnant</text:p>
          </table:table-cell>
          <table:table-cell office:value-type="date" office:date-value="2022-11-18T00:00:00" table:style-name="ce64">
            <text:p>18/11/22</text:p>
          </table:table-cell>
          <table:table-cell office:value-type="string" table:style-name="ce65">
            <text:p>G.Godallier</text:p>
          </table:table-cell>
          <table:table-cell office:value-type="string" table:content-validation-name="val1" table:style-name="ce145">
            <text:p>Pass</text:p>
          </table:table-cell>
          <table:table-cell table:style-name="ce37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3">
          <table:table-cell office:value-type="string" table:style-name="ce66">
            <text:p>T.10.2</text:p>
          </table:table-cell>
          <table:covered-table-cell/>
          <table:covered-table-cell/>
          <table:covered-table-cell/>
          <table:table-cell office:value-type="string" table:style-name="ce40">
            <text:p>Joueur 1 = 40</text:p>
            <text:p>score du tour = 12</text:p>
          </table:table-cell>
          <table:covered-table-cell/>
          <table:table-cell office:value-type="string" table:style-name="ce67">
            <text:p>Pas de redirection, passage au tour du joueur 2</text:p>
          </table:table-cell>
          <table:table-cell office:value-type="date" office:date-value="2022-10-28T00:00:00" table:style-name="ce68">
            <text:p>28/10/22</text:p>
          </table:table-cell>
          <table:table-cell office:value-type="string" table:style-name="ce69">
            <text:p>R.Malhère</text:p>
          </table:table-cell>
          <table:table-cell office:value-type="string" table:content-validation-name="val1" table:style-name="ce159">
            <text:p>Pass</text:p>
          </table:table-cell>
          <table:table-cell table:style-name="ce71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6">
          <table:table-cell office:value-type="string" table:style-name="ce66">
            <text:p>T.10.3</text:p>
          </table:table-cell>
          <table:covered-table-cell/>
          <table:covered-table-cell/>
          <table:table-cell office:value-type="string" table:style-name="ce72">
            <text:p>Etre sur la page partie,</text:p>
            <text:p>une partie tournoi est lancée</text:p>
          </table:table-cell>
          <table:table-cell office:value-type="string" table:style-name="ce40">
            <text:p>Joueur 1 &gt;= 1</text:p>
            <text:p>nombre de joueur = 2</text:p>
            <text:p>tour = Joueur2</text:p>
            <text:p>echec à la suite Joueur 2= 2</text:p>
            <text:p>score du tour = 0</text:p>
            <text:p/>
          </table:table-cell>
          <table:covered-table-cell/>
          <table:table-cell office:value-type="string" table:style-name="ce73">
            <text:p>Redirection vers la page fin de partie. Affichage du score des joueurs et du joueur gagnant</text:p>
          </table:table-cell>
          <table:table-cell office:value-type="date" office:date-value="2022-11-18T00:00:00" table:style-name="ce68">
            <text:p>18/11/22</text:p>
          </table:table-cell>
          <table:table-cell office:value-type="string" table:style-name="ce74">
            <text:p>G.Godallier</text:p>
          </table:table-cell>
          <table:table-cell office:value-type="string" table:content-validation-name="val1" table:style-name="ce159">
            <text:p>Pass</text:p>
          </table:table-cell>
          <table:table-cell table:style-name="ce43"/>
          <table:table-cell table:style-name="ce31"/>
          <table:table-cell table:number-columns-repeated="1005" table:style-name="ce32"/>
          <table:table-cell table:number-columns-repeated="3" table:style-name="ce33"/>
          <table:table-cell table:number-columns-repeated="15364" table:style-name="ce1"/>
        </table:table-row>
        <table:table-row table:style-name="ro4">
          <table:table-cell office:value-type="string" table:style-name="ce66">
            <text:p>T.10.4</text:p>
          </table:table-cell>
          <table:covered-table-cell/>
          <table:covered-table-cell/>
          <table:table-cell office:value-type="string" table:style-name="ce72">
            <text:p>Etre sur la page partie,</text:p>
            <text:p>une partie tournoi est lancée</text:p>
          </table:table-cell>
          <table:table-cell office:value-type="string" table:style-name="ce40">
            <text:p>Joueur 1 &gt;= 0</text:p>
            <text:p>nombre de joueur = 1</text:p>
          </table:table-cell>
          <table:covered-table-cell/>
          <table:table-cell office:value-type="string" table:style-name="ce73">
            <text:p>Redirection vers la page fin de partie. Affichage du score des joueurs et du joueur gagnant</text:p>
          </table:table-cell>
          <table:table-cell office:value-type="date" office:date-value="2022-11-18T00:00:00" table:style-name="ce68">
            <text:p>18/11/22</text:p>
          </table:table-cell>
          <table:table-cell office:value-type="string" table:style-name="ce54">
            <text:p>G.Godallier</text:p>
          </table:table-cell>
          <table:table-cell office:value-type="string" table:content-validation-name="val1" table:style-name="ce159">
            <text:p>Pass</text:p>
          </table:table-cell>
          <table:table-cell table:style-name="ce43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7">
          <table:table-cell office:value-type="string" table:style-name="ce66">
            <text:p>T.10.4</text:p>
          </table:table-cell>
          <table:covered-table-cell/>
          <table:covered-table-cell/>
          <table:table-cell office:value-type="string" table:number-columns-spanned="1" table:number-rows-spanned="2" table:style-name="ce139">
            <text:p>Etre sur la page partie,</text:p>
            <text:p>une partie rapide est lancée</text:p>
          </table:table-cell>
          <table:table-cell office:value-type="string" table:style-name="ce75">
            <text:p>"Joueur 1 = 20</text:p>
            <text:p>score du tour = 10"</text:p>
          </table:table-cell>
          <table:covered-table-cell/>
          <table:table-cell office:value-type="string" table:style-name="ce67">
            <text:p>Redirection vers la page fin de partie. Affichage du score des joueurs et du joueur gagnant</text:p>
          </table:table-cell>
          <table:table-cell office:value-type="date" office:date-value="2022-11-18T00:00:00" table:style-name="ce68">
            <text:p>18/11/22</text:p>
          </table:table-cell>
          <table:table-cell office:value-type="string" table:style-name="ce69">
            <text:p>G.Godallier</text:p>
          </table:table-cell>
          <table:table-cell office:value-type="string" table:content-validation-name="val1" table:style-name="ce159">
            <text:p>Pass</text:p>
          </table:table-cell>
          <table:table-cell table:style-name="ce43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8">
          <table:table-cell office:value-type="string" table:style-name="ce66">
            <text:p>T.10.5</text:p>
          </table:table-cell>
          <table:covered-table-cell/>
          <table:covered-table-cell/>
          <table:covered-table-cell/>
          <table:table-cell office:value-type="string" table:style-name="ce75">
            <text:p>Joueur 1 = 20</text:p>
            <text:p>score du tour = 12</text:p>
          </table:table-cell>
          <table:covered-table-cell/>
          <table:table-cell office:value-type="string" table:style-name="ce67">
            <text:p>Pas de redirection, passage au tour du joueur 2</text:p>
          </table:table-cell>
          <table:table-cell office:value-type="date" office:date-value="2022-10-28T00:00:00" table:style-name="ce68">
            <text:p>28/10/22</text:p>
          </table:table-cell>
          <table:table-cell office:value-type="string" table:style-name="ce69">
            <text:p>R.Malhère</text:p>
          </table:table-cell>
          <table:table-cell office:value-type="string" table:content-validation-name="val1" table:style-name="ce159">
            <text:p>Pass</text:p>
          </table:table-cell>
          <table:table-cell table:style-name="ce43"/>
          <table:table-cell table:style-name="ce31"/>
          <table:table-cell table:number-columns-repeated="1005" table:style-name="ce32"/>
          <table:table-cell table:number-columns-repeated="3" table:style-name="ce33"/>
          <table:table-cell table:number-columns-repeated="4" table:style-name="ce34"/>
          <table:table-cell table:number-columns-repeated="15360"/>
        </table:table-row>
        <table:table-row table:style-name="ro7">
          <table:table-cell office:value-type="string" table:style-name="ce66">
            <text:p>T.10.6</text:p>
          </table:table-cell>
          <table:covered-table-cell/>
          <table:covered-table-cell/>
          <table:table-cell office:value-type="string" table:number-columns-spanned="1" table:number-rows-spanned="2" table:style-name="ce140">
            <text:p>Etre sur la page partie,</text:p>
            <text:p>une partie pastis est lancée</text:p>
          </table:table-cell>
          <table:table-cell office:value-type="string" table:style-name="ce40">
            <text:p>Joueur 1 = 41</text:p>
            <text:p>score du tour = 10</text:p>
          </table:table-cell>
          <table:covered-table-cell/>
          <table:table-cell office:value-type="string" table:style-name="ce67">
            <text:p>Redirection vers la page fin de partie. Affichage du score des joueurs et du joueur gagnant</text:p>
          </table:table-cell>
          <table:table-cell office:value-type="date" office:date-value="2022-11-18T00:00:00" table:style-name="ce68">
            <text:p>18/11/22</text:p>
          </table:table-cell>
          <table:table-cell office:value-type="string" table:style-name="ce69">
            <text:p>G.Godallier</text:p>
          </table:table-cell>
          <table:table-cell office:value-type="string" table:content-validation-name="val1" table:style-name="ce159">
            <text:p>Pass</text:p>
          </table:table-cell>
          <table:table-cell table:style-name="ce76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3">
          <table:table-cell office:value-type="string" table:style-name="ce77">
            <text:p>T.10.7</text:p>
          </table:table-cell>
          <table:covered-table-cell/>
          <table:covered-table-cell/>
          <table:covered-table-cell/>
          <table:table-cell office:value-type="string" table:style-name="ce26">
            <text:p>Joueur 1 = 41</text:p>
            <text:p>score du tour = 12</text:p>
          </table:table-cell>
          <table:covered-table-cell/>
          <table:table-cell office:value-type="string" table:style-name="ce29">
            <text:p>Pas de redirection, passage au tour du joueur 2</text:p>
          </table:table-cell>
          <table:table-cell office:value-type="date" office:date-value="2022-10-28T00:00:00" table:style-name="ce78">
            <text:p>28/10/22</text:p>
          </table:table-cell>
          <table:table-cell office:value-type="string" table:style-name="ce79">
            <text:p>R.Malhère</text:p>
          </table:table-cell>
          <table:table-cell office:value-type="string" table:content-validation-name="val1" table:style-name="ce146">
            <text:p>Pass</text:p>
          </table:table-cell>
          <table:table-cell table:style-name="ce80"/>
          <table:table-cell table:style-name="ce31"/>
          <table:table-cell table:number-columns-repeated="1005" table:style-name="ce32"/>
          <table:table-cell table:number-columns-repeated="3" table:style-name="ce33"/>
          <table:table-cell table:number-columns-repeated="15364" table:style-name="ce1"/>
        </table:table-row>
        <table:table-row table:style-name="ro7">
          <table:table-cell office:value-type="string" table:style-name="ce81">
            <text:p>T.11.1</text:p>
          </table:table-cell>
          <table:table-cell office:value-type="string" table:number-columns-spanned="1" table:number-rows-spanned="3" table:style-name="ce136">
            <text:p>1.0</text:p>
          </table:table-cell>
          <table:table-cell office:value-type="string" table:number-columns-spanned="1" table:number-rows-spanned="3" table:style-name="ce141">
            <text:p>Vérifier que le score validé à chaque tour est égal au score saisi</text:p>
          </table:table-cell>
          <table:table-cell office:value-type="string" table:number-columns-spanned="1" table:number-rows-spanned="3" table:style-name="ce136">
            <text:p>Etre sur la page partie,</text:p>
            <text:p>une partie est lancée</text:p>
          </table:table-cell>
          <table:table-cell office:value-type="string" table:style-name="ce18">
            <text:p>Joueur 1 = 0</text:p>
          </table:table-cell>
          <table:table-cell office:value-type="string" table:style-name="ce82">
            <text:p>Click sur une quille [1,12]</text:p>
          </table:table-cell>
          <table:table-cell office:value-type="string" table:style-name="ce49">
            <text:p>Le bouton valider tour affiche la valeur "Valider "+valeur de la quille sélectionnée+" points"</text:p>
          </table:table-cell>
          <table:table-cell office:value-type="date" office:date-value="2022-11-18T00:00:00" table:style-name="ce64">
            <text:p>18/11/22</text:p>
          </table:table-cell>
          <table:table-cell office:value-type="string" table:style-name="ce48">
            <text:p>G.Godallier</text:p>
          </table:table-cell>
          <table:table-cell office:value-type="string" table:content-validation-name="val1" table:style-name="ce145">
            <text:p>Pass</text:p>
          </table:table-cell>
          <table:table-cell table:style-name="ce83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8">
          <table:table-cell office:value-type="string" table:style-name="ce84">
            <text:p>T.11.2</text:p>
          </table:table-cell>
          <table:covered-table-cell/>
          <table:covered-table-cell/>
          <table:covered-table-cell/>
          <table:table-cell office:value-type="string" table:style-name="ce40">
            <text:p>Joueur 1 = 0</text:p>
          </table:table-cell>
          <table:table-cell office:value-type="string" table:style-name="ce41">
            <text:p>Click sur deux quilles</text:p>
          </table:table-cell>
          <table:table-cell office:value-type="string" table:style-name="ce74">
            <text:p>Le bouton valider tour affiche la valeur "Valider 2 points"</text:p>
          </table:table-cell>
          <table:table-cell office:value-type="date" office:date-value="2022-11-18T00:00:00" table:style-name="ce68">
            <text:p>18/11/22</text:p>
          </table:table-cell>
          <table:table-cell office:value-type="string" table:style-name="ce69">
            <text:p>G.Godallier</text:p>
          </table:table-cell>
          <table:table-cell office:value-type="string" table:content-validation-name="val1" table:style-name="ce159">
            <text:p>Pass</text:p>
          </table:table-cell>
          <table:table-cell table:style-name="ce85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8">
          <table:table-cell office:value-type="string" table:style-name="ce86">
            <text:p>T.11.3</text:p>
          </table:table-cell>
          <table:covered-table-cell/>
          <table:covered-table-cell/>
          <table:covered-table-cell/>
          <table:table-cell office:value-type="string" table:style-name="ce26">
            <text:p>Joueur 1 = 0</text:p>
          </table:table-cell>
          <table:table-cell office:value-type="string" table:style-name="ce87">
            <text:p>Aucun click sur une quille</text:p>
          </table:table-cell>
          <table:table-cell office:value-type="string" table:style-name="ce88">
            <text:p>Le bouton valider tour affiche la valeur "Valider 0 points"</text:p>
          </table:table-cell>
          <table:table-cell office:value-type="date" office:date-value="2022-11-18T00:00:00" table:style-name="ce78">
            <text:p>18/11/22</text:p>
          </table:table-cell>
          <table:table-cell office:value-type="string" table:style-name="ce79">
            <text:p>G.Godallier</text:p>
          </table:table-cell>
          <table:table-cell office:value-type="string" table:content-validation-name="val1" table:style-name="ce146">
            <text:p>Pass</text:p>
          </table:table-cell>
          <table:table-cell table:style-name="ce89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2">
          <table:table-cell office:value-type="string" table:style-name="ce90">
            <text:p>T.12.1</text:p>
          </table:table-cell>
          <table:table-cell office:value-type="string" table:number-columns-spanned="1" table:number-rows-spanned="4" table:style-name="ce136">
            <text:p>1.0</text:p>
          </table:table-cell>
          <table:table-cell office:value-type="string" table:number-columns-spanned="1" table:number-rows-spanned="4" table:style-name="ce141">
            <text:p>Vérifier que le nombre de croix affiché correspond au nombre d'échecs à la suite</text:p>
          </table:table-cell>
          <table:table-cell office:value-type="string" table:number-columns-spanned="1" table:number-rows-spanned="4" table:style-name="ce141">
            <text:p>Etre sur la page partie,</text:p>
            <text:p>une partie classique est lancée</text:p>
          </table:table-cell>
          <table:table-cell office:value-type="string" table:style-name="ce18">
            <text:p>Joueur 1 = 0</text:p>
            <text:p>nombre de joueur = 1</text:p>
            <text:p>echec à la suite = 0</text:p>
            <text:p>score du tour = 0</text:p>
          </table:table-cell>
          <table:table-cell office:value-type="string" table:number-columns-spanned="1" table:number-rows-spanned="4" table:style-name="ce136">
            <text:p>Click utilisateur sur le bouton valider tour</text:p>
          </table:table-cell>
          <table:table-cell office:value-type="string" table:style-name="ce19">
            <text:p>Une croix s'affiche au dessus des quilles</text:p>
          </table:table-cell>
          <table:table-cell office:value-type="date" office:date-value="2022-11-18T00:00:00" table:style-name="ce91">
            <text:p>18/11/22</text:p>
          </table:table-cell>
          <table:table-cell office:value-type="string" table:style-name="ce92">
            <text:p>G.Godallier</text:p>
          </table:table-cell>
          <table:table-cell office:value-type="string" table:content-validation-name="val1" table:style-name="ce145">
            <text:p>Pass</text:p>
          </table:table-cell>
          <table:table-cell table:style-name="ce22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2">
          <table:table-cell office:value-type="string" table:style-name="ce93">
            <text:p>T.12.2</text:p>
          </table:table-cell>
          <table:covered-table-cell/>
          <table:covered-table-cell/>
          <table:covered-table-cell/>
          <table:table-cell office:value-type="string" table:style-name="ce40">
            <text:p>Joueur 1 = 0</text:p>
            <text:p>nombre de joueur = 1</text:p>
            <text:p>echec à la suite = 1</text:p>
            <text:p>score du tour = 0</text:p>
          </table:table-cell>
          <table:covered-table-cell/>
          <table:table-cell office:value-type="string" table:style-name="ce94">
            <text:p>Deux croix s'affiche au dessus des quilles</text:p>
          </table:table-cell>
          <table:table-cell office:value-type="date" office:date-value="2022-11-18T00:00:00" table:style-name="ce95">
            <text:p>18/11/22</text:p>
          </table:table-cell>
          <table:table-cell office:value-type="string" table:style-name="ce96">
            <text:p>G.Godallier</text:p>
          </table:table-cell>
          <table:table-cell office:value-type="string" table:content-validation-name="val1" table:style-name="ce159">
            <text:p>Pass</text:p>
          </table:table-cell>
          <table:table-cell table:style-name="ce97"/>
          <table:table-cell table:style-name="ce15"/>
          <table:table-cell table:number-columns-repeated="1005" table:style-name="ce38"/>
          <table:table-cell table:number-columns-repeated="3" table:style-name="ce6"/>
          <table:table-cell table:number-columns-repeated="15364" table:style-name="ce1"/>
        </table:table-row>
        <table:table-row table:style-name="ro2">
          <table:table-cell office:value-type="string" table:style-name="ce93">
            <text:p>T.12.3</text:p>
          </table:table-cell>
          <table:covered-table-cell/>
          <table:covered-table-cell/>
          <table:covered-table-cell/>
          <table:table-cell office:value-type="string" table:style-name="ce40">
            <text:p>Joueur 1 = 0</text:p>
            <text:p>nombre de joueur = 1</text:p>
            <text:p>echec à la suite = 1</text:p>
            <text:p>score du tour = 1</text:p>
          </table:table-cell>
          <table:covered-table-cell/>
          <table:table-cell office:value-type="string" table:style-name="ce74">
            <text:p>Aucune croix ne s'affiche au dessus des quilles</text:p>
          </table:table-cell>
          <table:table-cell office:value-type="date" office:date-value="2022-11-18T00:00:00" table:style-name="ce98">
            <text:p>18/11/22</text:p>
          </table:table-cell>
          <table:table-cell office:value-type="string" table:style-name="ce99">
            <text:p>G.Godallier</text:p>
          </table:table-cell>
          <table:table-cell office:value-type="string" table:content-validation-name="val1" table:style-name="ce161">
            <text:p>Pass</text:p>
          </table:table-cell>
          <table:table-cell table:style-name="ce97"/>
          <table:table-cell table:style-name="ce15"/>
          <table:table-cell table:number-columns-repeated="16372"/>
        </table:table-row>
        <table:table-row table:style-name="ro2">
          <table:table-cell office:value-type="string" table:style-name="ce101">
            <text:p>T.12.4</text:p>
          </table:table-cell>
          <table:covered-table-cell/>
          <table:covered-table-cell/>
          <table:covered-table-cell/>
          <table:table-cell office:value-type="string" table:style-name="ce24">
            <text:p>Joueur 1 = 0</text:p>
            <text:p>nombre de joueur = 1</text:p>
            <text:p>echec à la suite = 2</text:p>
            <text:p>score du tour = 0</text:p>
          </table:table-cell>
          <table:covered-table-cell/>
          <table:table-cell office:value-type="string" table:style-name="ce102">
            <text:p>Aucune croix ne s'affiche au dessus des quilles</text:p>
          </table:table-cell>
          <table:table-cell office:value-type="date" office:date-value="2022-11-18T00:00:00" table:style-name="ce98">
            <text:p>18/11/22</text:p>
          </table:table-cell>
          <table:table-cell office:value-type="string" table:style-name="ce103">
            <text:p>G.Godallier</text:p>
          </table:table-cell>
          <table:table-cell office:value-type="string" table:content-validation-name="val1" table:style-name="ce161">
            <text:p>Pass</text:p>
          </table:table-cell>
          <table:table-cell table:style-name="ce104"/>
          <table:table-cell table:style-name="ce15"/>
          <table:table-cell table:number-columns-repeated="16372"/>
        </table:table-row>
        <table:table-row table:style-name="ro9">
          <table:table-cell office:value-type="string" table:style-name="ce105">
            <text:p>T.13.1</text:p>
          </table:table-cell>
          <table:table-cell office:value-type="string" table:number-columns-spanned="1" table:number-rows-spanned="4" table:style-name="ce136">
            <text:p>1.0</text:p>
          </table:table-cell>
          <table:table-cell office:value-type="string" table:number-columns-spanned="1" table:number-rows-spanned="4" table:style-name="ce141">
            <text:p>Vérifier qu'un message s'affiche pour quitter la partie en cours</text:p>
          </table:table-cell>
          <table:table-cell office:value-type="string" table:number-columns-spanned="1" table:number-rows-spanned="4" table:style-name="ce141">
            <text:p>Etre sur la page partie,</text:p>
            <text:p>une partie est lancée</text:p>
          </table:table-cell>
          <table:table-cell table:style-name="ce106"/>
          <table:table-cell office:value-type="string" table:style-name="ce82">
            <text:p>Click sur le bouton retour</text:p>
          </table:table-cell>
          <table:table-cell office:value-type="string" table:style-name="ce49">
            <text:p>Affichage d'une fenetre ayant pour titre "Retour au Menu" et ayant pour message "Voulez-vous vraiment quitter la partie ?"</text:p>
          </table:table-cell>
          <table:table-cell office:value-type="date" office:date-value="2022-11-18T00:00:00" table:style-name="ce91">
            <text:p>18/11/22</text:p>
          </table:table-cell>
          <table:table-cell office:value-type="string" table:style-name="ce92">
            <text:p>G.Godallier</text:p>
          </table:table-cell>
          <table:table-cell office:value-type="string" table:content-validation-name="val1" table:style-name="ce145">
            <text:p>Pass</text:p>
          </table:table-cell>
          <table:table-cell table:style-name="ce83"/>
          <table:table-cell table:style-name="ce15"/>
          <table:table-cell table:number-columns-repeated="16372"/>
        </table:table-row>
        <table:table-row table:style-name="ro1">
          <table:table-cell office:value-type="string" table:style-name="ce66">
            <text:p>T.13.2</text:p>
          </table:table-cell>
          <table:covered-table-cell/>
          <table:covered-table-cell/>
          <table:covered-table-cell/>
          <table:table-cell table:style-name="ce107"/>
          <table:table-cell office:value-type="string" table:style-name="ce108">
            <text:p>Click sur le bouton "Oui"</text:p>
          </table:table-cell>
          <table:table-cell office:value-type="string" table:style-name="ce74">
            <text:p>Retour au menu</text:p>
          </table:table-cell>
          <table:table-cell office:value-type="date" office:date-value="2022-11-18T00:00:00" table:style-name="ce95">
            <text:p>18/11/22</text:p>
          </table:table-cell>
          <table:table-cell office:value-type="string" table:style-name="ce103">
            <text:p>G.Godallier</text:p>
          </table:table-cell>
          <table:table-cell office:value-type="string" table:content-validation-name="val1" table:style-name="ce159">
            <text:p>Pass</text:p>
          </table:table-cell>
          <table:table-cell table:style-name="ce109"/>
          <table:table-cell table:style-name="ce15"/>
          <table:table-cell table:number-columns-repeated="16372"/>
        </table:table-row>
        <table:table-row table:style-name="ro8">
          <table:table-cell office:value-type="string" table:style-name="ce66">
            <text:p>T.13.3</text:p>
          </table:table-cell>
          <table:covered-table-cell/>
          <table:covered-table-cell/>
          <table:covered-table-cell/>
          <table:table-cell table:style-name="ce107"/>
          <table:table-cell office:value-type="string" table:style-name="ce108">
            <text:p>Click sur le bouton "Non"</text:p>
          </table:table-cell>
          <table:table-cell office:value-type="string" table:number-columns-spanned="1" table:number-rows-spanned="2" table:style-name="ce142">
            <text:p>Fermeture de la fenetre textuelle</text:p>
          </table:table-cell>
          <table:table-cell office:value-type="date" office:date-value="2022-11-18T00:00:00" table:style-name="ce95">
            <text:p>18/11/22</text:p>
          </table:table-cell>
          <table:table-cell office:value-type="string" table:style-name="ce103">
            <text:p>G.Godallier</text:p>
          </table:table-cell>
          <table:table-cell office:value-type="string" table:content-validation-name="val1" table:style-name="ce159">
            <text:p>Pass</text:p>
          </table:table-cell>
          <table:table-cell table:style-name="ce110"/>
          <table:table-cell table:style-name="ce15"/>
          <table:table-cell table:number-columns-repeated="16372"/>
        </table:table-row>
        <table:table-row table:style-name="ro8">
          <table:table-cell office:value-type="string" table:style-name="ce111">
            <text:p>T.13.4</text:p>
          </table:table-cell>
          <table:covered-table-cell/>
          <table:covered-table-cell/>
          <table:covered-table-cell/>
          <table:table-cell table:style-name="ce112"/>
          <table:table-cell office:value-type="string" table:style-name="ce113">
            <text:p>Click ailleurs que sur le message</text:p>
          </table:table-cell>
          <table:covered-table-cell/>
          <table:table-cell office:value-type="date" office:date-value="2022-11-18T00:00:00" table:style-name="ce95">
            <text:p>18/11/22</text:p>
          </table:table-cell>
          <table:table-cell office:value-type="string" table:style-name="ce103">
            <text:p>G.Godallier</text:p>
          </table:table-cell>
          <table:table-cell office:value-type="string" table:content-validation-name="val1" table:style-name="ce158">
            <text:p>Pass</text:p>
          </table:table-cell>
          <table:table-cell table:style-name="ce104"/>
          <table:table-cell table:style-name="ce15"/>
          <table:table-cell table:number-columns-repeated="16372"/>
        </table:table-row>
        <table:table-row table:style-name="ro8">
          <table:table-cell office:value-type="string" table:style-name="ce114">
            <text:p>T.14.0</text:p>
          </table:table-cell>
          <table:table-cell office:value-type="string" table:number-columns-spanned="1" table:number-rows-spanned="7" table:style-name="ce136">
            <text:p>1.0</text:p>
          </table:table-cell>
          <table:table-cell office:value-type="string" table:number-columns-spanned="1" table:number-rows-spanned="7" table:style-name="ce141">
            <text:p>Vérifier l'affichage du pourcentage d'une quille</text:p>
          </table:table-cell>
          <table:table-cell office:value-type="string" table:style-name="ce106">
            <text:p>Etre sur la page partie, une partie est lancée</text:p>
          </table:table-cell>
          <table:table-cell table:style-name="ce18"/>
          <table:table-cell office:value-type="string" table:style-name="ce106">
            <text:p>Click sur la batterie en haut à droite</text:p>
          </table:table-cell>
          <table:table-cell office:value-type="string" table:style-name="ce106">
            <text:p>Redirection vers la page qui liste les batteries</text:p>
          </table:table-cell>
          <table:table-cell office:value-type="date" office:date-value="2022-12-09T00:00:00" table:style-name="ce20">
            <text:p>09/12/22</text:p>
          </table:table-cell>
          <table:table-cell office:value-type="string" table:style-name="ce106">
            <text:p>G.Godallier</text:p>
          </table:table-cell>
          <table:table-cell office:value-type="string" table:content-validation-name="val1" table:style-name="ce157">
            <text:p>Pass</text:p>
          </table:table-cell>
          <table:table-cell table:style-name="ce115"/>
          <table:table-cell table:style-name="ce15"/>
          <table:table-cell table:number-columns-repeated="16372"/>
        </table:table-row>
        <table:table-row table:style-name="ro8">
          <table:table-cell office:value-type="string" table:style-name="ce116">
            <text:p>T.14.1</text:p>
          </table:table-cell>
          <table:covered-table-cell/>
          <table:covered-table-cell/>
          <table:table-cell office:value-type="string" table:number-columns-spanned="1" table:number-rows-spanned="6" table:style-name="ce142">
            <text:p>T.14.0</text:p>
          </table:table-cell>
          <table:table-cell office:value-type="string" table:style-name="ce107">
            <text:p>La quille a moins de 25% de batterie</text:p>
          </table:table-cell>
          <table:table-cell table:style-name="ce107"/>
          <table:table-cell office:value-type="string" table:style-name="ce107">
            <text:p>La batterie apparait vide</text:p>
          </table:table-cell>
          <table:table-cell office:value-type="date" office:date-value="2022-12-09T00:00:00" table:style-name="ce117">
            <text:p>09/12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60">
            <text:p>Pass</text:p>
          </table:table-cell>
          <table:table-cell table:style-name="ce118"/>
          <table:table-cell table:style-name="ce15"/>
          <table:table-cell table:number-columns-repeated="16372"/>
        </table:table-row>
        <table:table-row table:style-name="ro8">
          <table:table-cell office:value-type="string" table:style-name="ce116">
            <text:p>T.14.2</text:p>
          </table:table-cell>
          <table:covered-table-cell/>
          <table:covered-table-cell/>
          <table:covered-table-cell/>
          <table:table-cell office:value-type="string" table:style-name="ce107">
            <text:p>La quille a plus de 25% mais moins de 50% de batterie</text:p>
          </table:table-cell>
          <table:table-cell table:style-name="ce107"/>
          <table:table-cell office:value-type="string" table:style-name="ce107">
            <text:p>La batterie a une barre</text:p>
          </table:table-cell>
          <table:table-cell office:value-type="date" office:date-value="2022-12-09T00:00:00" table:style-name="ce117">
            <text:p>09/12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60">
            <text:p>Pass</text:p>
          </table:table-cell>
          <table:table-cell table:style-name="ce118"/>
          <table:table-cell table:style-name="ce15"/>
          <table:table-cell table:number-columns-repeated="16372"/>
        </table:table-row>
        <table:table-row table:style-name="ro8">
          <table:table-cell office:value-type="string" table:style-name="ce116">
            <text:p>T.14.3</text:p>
          </table:table-cell>
          <table:covered-table-cell/>
          <table:covered-table-cell/>
          <table:covered-table-cell/>
          <table:table-cell office:value-type="string" table:style-name="ce107">
            <text:p>La quille a plus de 50% mais moins de 75% de batterie</text:p>
          </table:table-cell>
          <table:table-cell table:style-name="ce107"/>
          <table:table-cell office:value-type="string" table:style-name="ce107">
            <text:p>La batterie a deux barres</text:p>
          </table:table-cell>
          <table:table-cell office:value-type="date" office:date-value="2022-12-09T00:00:00" table:style-name="ce117">
            <text:p>09/12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60">
            <text:p>Pass</text:p>
          </table:table-cell>
          <table:table-cell table:style-name="ce118"/>
          <table:table-cell table:style-name="ce15"/>
          <table:table-cell table:number-columns-repeated="16372"/>
        </table:table-row>
        <table:table-row table:style-name="ro8">
          <table:table-cell office:value-type="string" table:style-name="ce116">
            <text:p>T.14.4</text:p>
          </table:table-cell>
          <table:covered-table-cell/>
          <table:covered-table-cell/>
          <table:covered-table-cell/>
          <table:table-cell office:value-type="string" table:style-name="ce107">
            <text:p>La quille a plus de 75% mais moins de 100% de batterie</text:p>
          </table:table-cell>
          <table:table-cell table:style-name="ce107"/>
          <table:table-cell office:value-type="string" table:style-name="ce107">
            <text:p>La batterie a trois barres</text:p>
          </table:table-cell>
          <table:table-cell office:value-type="date" office:date-value="2022-12-09T00:00:00" table:style-name="ce117">
            <text:p>09/12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60">
            <text:p>Pass</text:p>
          </table:table-cell>
          <table:table-cell table:style-name="ce118"/>
          <table:table-cell table:style-name="ce15"/>
          <table:table-cell table:number-columns-repeated="16372"/>
        </table:table-row>
        <table:table-row table:style-name="ro1">
          <table:table-cell office:value-type="string" table:style-name="ce116">
            <text:p>T.14.5</text:p>
          </table:table-cell>
          <table:covered-table-cell/>
          <table:covered-table-cell/>
          <table:covered-table-cell/>
          <table:table-cell office:value-type="string" table:style-name="ce107">
            <text:p>La quille a 100% de batterie</text:p>
          </table:table-cell>
          <table:table-cell table:style-name="ce107"/>
          <table:table-cell office:value-type="string" table:style-name="ce107">
            <text:p>La batterie a quatre barres</text:p>
          </table:table-cell>
          <table:table-cell office:value-type="date" office:date-value="2022-12-09T00:00:00" table:style-name="ce117">
            <text:p>09/12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60">
            <text:p>Pass</text:p>
          </table:table-cell>
          <table:table-cell table:style-name="ce118"/>
          <table:table-cell table:style-name="ce15"/>
          <table:table-cell table:number-columns-repeated="16372"/>
        </table:table-row>
        <table:table-row table:style-name="ro8">
          <table:table-cell office:value-type="string" table:style-name="ce119">
            <text:p>T.14.6</text:p>
          </table:table-cell>
          <table:covered-table-cell/>
          <table:covered-table-cell/>
          <table:covered-table-cell/>
          <table:table-cell office:value-type="string" table:style-name="ce112">
            <text:p>La quille n'est plus détectée</text:p>
          </table:table-cell>
          <table:table-cell table:style-name="ce112"/>
          <table:table-cell office:value-type="string" table:style-name="ce112">
            <text:p>Un message "Déconnectée" s'affiche</text:p>
          </table:table-cell>
          <table:table-cell office:value-type="date" office:date-value="2022-12-09T00:00:00" table:style-name="ce120">
            <text:p>09/12/22</text:p>
          </table:table-cell>
          <table:table-cell office:value-type="string" table:style-name="ce112">
            <text:p>G.Godallier</text:p>
          </table:table-cell>
          <table:table-cell office:value-type="string" table:content-validation-name="val1" table:style-name="ce162">
            <text:p>Pass</text:p>
          </table:table-cell>
          <table:table-cell table:style-name="ce121"/>
          <table:table-cell table:style-name="ce15"/>
          <table:table-cell table:number-columns-repeated="16372"/>
        </table:table-row>
        <table:table-row table:style-name="ro10">
          <table:table-cell office:value-type="string" table:style-name="ce114">
            <text:p>T.15.0</text:p>
          </table:table-cell>
          <table:table-cell office:value-type="string" table:number-columns-spanned="1" table:number-rows-spanned="4" table:style-name="ce136">
            <text:p>2.0</text:p>
          </table:table-cell>
          <table:table-cell office:value-type="string" table:number-columns-spanned="1" table:number-rows-spanned="4" table:style-name="ce141">
            <text:p>Vérifier l'ajout d'une quille au panier</text:p>
          </table:table-cell>
          <table:table-cell office:value-type="string" table:style-name="ce106">
            <text:p>Etre sur la page Batterie, Une partie est lancée</text:p>
          </table:table-cell>
          <table:table-cell table:style-name="ce106"/>
          <table:table-cell office:value-type="string" table:style-name="ce106">
            <text:p>Click sur une quille déconnectée</text:p>
          </table:table-cell>
          <table:table-cell office:value-type="string" table:style-name="ce106">
            <text:p>Redirection vers la page qui liste les pins à connecter</text:p>
          </table:table-cell>
          <table:table-cell office:value-type="date" office:date-value="2022-12-16T00:00:00" table:style-name="ce20">
            <text:p>16/12/22</text:p>
          </table:table-cell>
          <table:table-cell office:value-type="string" table:style-name="ce106">
            <text:p>G.Godallier</text:p>
          </table:table-cell>
          <table:table-cell office:value-type="string" table:content-validation-name="val1" table:style-name="ce152">
            <text:p>Pass</text:p>
          </table:table-cell>
          <table:table-cell table:style-name="ce115"/>
          <table:table-cell table:style-name="ce15"/>
          <table:table-cell table:number-columns-repeated="16372"/>
        </table:table-row>
        <table:table-row table:style-name="ro10">
          <table:table-cell office:value-type="string" table:style-name="ce116">
            <text:p>T.15.1</text:p>
          </table:table-cell>
          <table:covered-table-cell/>
          <table:covered-table-cell/>
          <table:table-cell office:value-type="string" table:number-columns-spanned="1" table:number-rows-spanned="2" table:style-name="ce143">
            <text:p>T.15.0</text:p>
          </table:table-cell>
          <table:table-cell office:value-type="string" table:style-name="ce107">
            <text:p>Aucune Quille n'est détectée</text:p>
          </table:table-cell>
          <table:table-cell table:style-name="ce107"/>
          <table:table-cell office:value-type="string" table:style-name="ce107">
            <text:p>Affichage d'un message Aucune Quille Détectée</text:p>
          </table:table-cell>
          <table:table-cell office:value-type="date" office:date-value="2022-12-16T00:00:00" table:style-name="ce117">
            <text:p>16/12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51">
            <text:p>Pass</text:p>
          </table:table-cell>
          <table:table-cell table:style-name="ce118"/>
          <table:table-cell table:style-name="ce31"/>
          <table:table-cell table:number-columns-repeated="16372"/>
        </table:table-row>
        <table:table-row table:style-name="ro11">
          <table:table-cell office:value-type="string" table:style-name="ce116">
            <text:p>T.15.2</text:p>
          </table:table-cell>
          <table:covered-table-cell/>
          <table:covered-table-cell/>
          <table:covered-table-cell/>
          <table:table-cell office:value-type="string" table:style-name="ce40">
            <text:p>Une Quille est détectée</text:p>
          </table:table-cell>
          <table:table-cell table:style-name="ce40"/>
          <table:table-cell office:value-type="string" table:style-name="ce40">
            <text:p>Affichage d'une quille 0</text:p>
          </table:table-cell>
          <table:table-cell office:value-type="date" office:date-value="2022-12-16T00:00:00" table:style-name="ce117">
            <text:p>16/12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51">
            <text:p>Pass</text:p>
          </table:table-cell>
          <table:table-cell table:style-name="ce123"/>
          <table:table-cell table:style-name="ce124"/>
          <table:table-cell table:number-columns-repeated="16372"/>
        </table:table-row>
        <table:table-row table:style-name="ro3">
          <table:table-cell office:value-type="string" table:style-name="ce119">
            <text:p>T.15.3</text:p>
          </table:table-cell>
          <table:covered-table-cell/>
          <table:covered-table-cell/>
          <table:table-cell office:value-type="string" table:style-name="ce102">
            <text:p>T.15.2</text:p>
          </table:table-cell>
          <table:table-cell office:value-type="string" table:style-name="ce24">
            <text:p>Une Quille est détectée</text:p>
          </table:table-cell>
          <table:table-cell office:value-type="string" table:style-name="ce112">
            <text:p>Click sur une quille détectée</text:p>
          </table:table-cell>
          <table:table-cell office:value-type="string" table:style-name="ce24">
            <text:p>Retour à la page des batteries, affichage de la batterie de la quille</text:p>
          </table:table-cell>
          <table:table-cell office:value-type="date" office:date-value="2022-12-16T00:00:00" table:style-name="ce120">
            <text:p>16/12/22</text:p>
          </table:table-cell>
          <table:table-cell office:value-type="string" table:style-name="ce112">
            <text:p>G.Godallier</text:p>
          </table:table-cell>
          <table:table-cell office:value-type="string" table:content-validation-name="val1" table:style-name="ce151">
            <text:p>Pass</text:p>
          </table:table-cell>
          <table:table-cell table:style-name="ce125"/>
          <table:table-cell table:style-name="ce124"/>
          <table:table-cell table:number-columns-repeated="16372"/>
        </table:table-row>
        <table:table-row table:style-name="ro5">
          <table:table-cell office:value-type="string" table:style-name="ce114">
            <text:p>T.16.0</text:p>
          </table:table-cell>
          <table:table-cell office:value-type="string" table:number-columns-spanned="1" table:number-rows-spanned="3" table:style-name="ce136">
            <text:p>2.0</text:p>
          </table:table-cell>
          <table:table-cell office:value-type="string" table:number-columns-spanned="1" table:number-rows-spanned="3" table:style-name="ce136">
            <text:p>Vérifier la lecture d'une trame dans la partie</text:p>
          </table:table-cell>
          <table:table-cell office:value-type="string" table:number-columns-spanned="1" table:number-rows-spanned="2" table:style-name="ce138">
            <text:p>T.5</text:p>
          </table:table-cell>
          <table:table-cell office:value-type="string" table:style-name="ce18">
            <text:p>La trame 000000n0000000100000000000000000000000000000000<text:s/></text:p>
            <text:p>est envoyée</text:p>
            <text:p>n compris entre 01 et 12</text:p>
          </table:table-cell>
          <table:table-cell table:style-name="ce18"/>
          <table:table-cell office:value-type="string" table:style-name="ce18">
            <text:p>La quille n s'affiche en orange</text:p>
          </table:table-cell>
          <table:table-cell office:value-type="date" office:date-value="2022-12-16T00:00:00" table:style-name="ce20">
            <text:p>16/12/22</text:p>
          </table:table-cell>
          <table:table-cell office:value-type="string" table:style-name="ce106">
            <text:p>G.Godallier</text:p>
          </table:table-cell>
          <table:table-cell office:value-type="string" table:content-validation-name="val1" table:style-name="ce152">
            <text:p>Pass</text:p>
          </table:table-cell>
          <table:table-cell table:style-name="ce126"/>
          <table:table-cell table:style-name="ce124"/>
          <table:table-cell table:number-columns-repeated="16372"/>
        </table:table-row>
        <table:table-row table:style-name="ro5">
          <table:table-cell office:value-type="string" table:style-name="ce116">
            <text:p>T.16.1</text:p>
          </table:table-cell>
          <table:covered-table-cell/>
          <table:covered-table-cell/>
          <table:covered-table-cell/>
          <table:table-cell office:value-type="string" table:style-name="ce40">
            <text:p>La trame 000000n0000000000000010000000000000000000000000<text:s/></text:p>
            <text:p>est envoyée</text:p>
            <text:p>n compris entre 01 et 12</text:p>
          </table:table-cell>
          <table:table-cell table:style-name="ce40"/>
          <table:table-cell office:value-type="string" table:style-name="ce40">
            <text:p>La quille n s'affiche en violet</text:p>
          </table:table-cell>
          <table:table-cell office:value-type="date" office:date-value="2022-12-16T00:00:00" table:style-name="ce117">
            <text:p>16/12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51">
            <text:p>Pass</text:p>
          </table:table-cell>
          <table:table-cell table:style-name="ce123"/>
          <table:table-cell table:style-name="ce124"/>
          <table:table-cell table:number-columns-repeated="16372"/>
        </table:table-row>
        <table:table-row table:style-name="ro6">
          <table:table-cell office:value-type="string" table:style-name="ce119">
            <text:p>T.16.2</text:p>
          </table:table-cell>
          <table:covered-table-cell/>
          <table:covered-table-cell/>
          <table:table-cell office:value-type="string" table:style-name="ce2">
            <text:p>T.14</text:p>
          </table:table-cell>
          <table:table-cell office:value-type="string" table:style-name="ce24">
            <text:p>La trame 000000n0000000000000i000000000000000000000000<text:s/></text:p>
            <text:p>est envoyée</text:p>
            <text:p>n compris entre 01 et 12</text:p>
            <text:p>i compris entre 001 et 100</text:p>
          </table:table-cell>
          <table:table-cell office:value-type="string" table:style-name="ce24">
            <text:p>Click sur la batterie en haut à droite</text:p>
          </table:table-cell>
          <table:table-cell office:value-type="string" table:style-name="ce24">
            <text:p>La batterie de la quille n s'affiche au pourcentage correspondant</text:p>
          </table:table-cell>
          <table:table-cell office:value-type="date" office:date-value="2022-12-16T00:00:00" table:style-name="ce120">
            <text:p>16/12/22</text:p>
          </table:table-cell>
          <table:table-cell office:value-type="string" table:style-name="ce112">
            <text:p>G.Godallier</text:p>
          </table:table-cell>
          <table:table-cell office:value-type="string" table:content-validation-name="val1" table:style-name="ce151">
            <text:p>Pass</text:p>
          </table:table-cell>
          <table:table-cell table:style-name="ce125"/>
          <table:table-cell table:style-name="ce124"/>
          <table:table-cell table:number-columns-repeated="16372"/>
        </table:table-row>
        <table:table-row table:style-name="ro2">
          <table:table-cell office:value-type="string" table:style-name="ce114">
            <text:p>T.17.1</text:p>
          </table:table-cell>
          <table:table-cell office:value-type="string" table:style-name="ce19">
            <text:p>2.0</text:p>
          </table:table-cell>
          <table:table-cell office:value-type="string" table:number-columns-spanned="1" table:number-rows-spanned="2" table:style-name="ce136">
            <text:p>Vérifier que le bouton tour suivant s'affiche entre deux tours et que plus aucune quille n'est sélectionnable</text:p>
          </table:table-cell>
          <table:table-cell office:value-type="string" table:number-columns-spanned="1" table:number-rows-spanned="2" table:style-name="ce136">
            <text:p>T.5</text:p>
          </table:table-cell>
          <table:table-cell office:value-type="string" table:style-name="ce18">
            <text:p>Joueur 1 = 0</text:p>
            <text:p>score du tour = 10</text:p>
          </table:table-cell>
          <table:table-cell office:value-type="string" table:style-name="ce18">
            <text:p>Click sur le bouton Valider 10 points</text:p>
          </table:table-cell>
          <table:table-cell office:value-type="string" table:style-name="ce18">
            <text:p>Le bouton se change en Valider Tour</text:p>
            <text:p>Plus aucune quille n'est sélectionnable</text:p>
          </table:table-cell>
          <table:table-cell office:value-type="date" office:date-value="2022-12-16T00:00:00" table:style-name="ce20">
            <text:p>16/12/22</text:p>
          </table:table-cell>
          <table:table-cell office:value-type="string" table:style-name="ce106">
            <text:p>G.Godallier</text:p>
          </table:table-cell>
          <table:table-cell office:value-type="string" table:content-validation-name="val1" table:style-name="ce152">
            <text:p>Pass</text:p>
          </table:table-cell>
          <table:table-cell table:style-name="ce126"/>
          <table:table-cell table:style-name="ce124"/>
          <table:table-cell table:number-columns-repeated="16372"/>
        </table:table-row>
        <table:table-row table:style-name="ro3">
          <table:table-cell office:value-type="string" table:style-name="ce119">
            <text:p>T.17.1</text:p>
          </table:table-cell>
          <table:table-cell office:value-type="string" table:style-name="ce2">
            <text:p>2.0</text:p>
          </table:table-cell>
          <table:covered-table-cell/>
          <table:covered-table-cell/>
          <table:table-cell office:value-type="string" table:style-name="ce24">
            <text:p>T.17.1</text:p>
          </table:table-cell>
          <table:table-cell office:value-type="string" table:style-name="ce24">
            <text:p>Click sur le bouton Valider Tour</text:p>
          </table:table-cell>
          <table:table-cell office:value-type="string" table:style-name="ce24">
            <text:p>Le jeu passe au joueur suivant</text:p>
          </table:table-cell>
          <table:table-cell office:value-type="date" office:date-value="2022-12-16T00:00:00" table:style-name="ce120">
            <text:p>16/12/22</text:p>
          </table:table-cell>
          <table:table-cell office:value-type="string" table:style-name="ce112">
            <text:p>G.Godallier</text:p>
          </table:table-cell>
          <table:table-cell office:value-type="string" table:content-validation-name="val1" table:style-name="ce153">
            <text:p>Pass</text:p>
          </table:table-cell>
          <table:table-cell table:style-name="ce125"/>
          <table:table-cell table:style-name="ce124"/>
          <table:table-cell table:number-columns-repeated="16372"/>
        </table:table-row>
        <table:table-row table:style-name="ro2">
          <table:table-cell office:value-type="string" table:style-name="ce114">
            <text:p>T.18.1</text:p>
          </table:table-cell>
          <table:table-cell office:value-type="string" table:number-columns-spanned="1" table:number-rows-spanned="3" table:style-name="ce136">
            <text:p>2.0</text:p>
          </table:table-cell>
          <table:table-cell office:value-type="string" table:number-columns-spanned="1" table:number-rows-spanned="3" table:style-name="ce136">
            <text:p>Vérifier que l'on peut modifier l'ordre des joueurs<text:s/></text:p>
          </table:table-cell>
          <table:table-cell office:value-type="string" table:style-name="ce18">
            <text:p>T.2</text:p>
          </table:table-cell>
          <table:table-cell office:value-type="string" table:number-columns-spanned="1" table:number-rows-spanned="3" table:style-name="ce136">
            <text:p>nb joueur &gt;= 2</text:p>
          </table:table-cell>
          <table:table-cell office:value-type="string" table:style-name="ce18">
            <text:p>Drag &amp; Drop d'un joueur dans la liste en cliquant sur les 3 barres horizontales</text:p>
          </table:table-cell>
          <table:table-cell office:value-type="string" table:style-name="ce18">
            <text:p>L'affichage est conforme au nouvel ordre</text:p>
          </table:table-cell>
          <table:table-cell office:value-type="date" office:date-value="2022-01-20T00:00:00" table:style-name="ce20">
            <text:p>20/01/22</text:p>
          </table:table-cell>
          <table:table-cell office:value-type="string" table:style-name="ce106">
            <text:p>G.Godallier</text:p>
          </table:table-cell>
          <table:table-cell office:value-type="string" table:content-validation-name="val1" table:style-name="ce154">
            <text:p>Pass</text:p>
          </table:table-cell>
          <table:table-cell table:style-name="ce126"/>
          <table:table-cell table:style-name="ce124"/>
          <table:table-cell table:number-columns-repeated="16372"/>
        </table:table-row>
        <table:table-row table:style-name="ro12">
          <table:table-cell office:value-type="string" table:style-name="ce116">
            <text:p>T.18.2</text:p>
          </table:table-cell>
          <table:covered-table-cell/>
          <table:covered-table-cell/>
          <table:table-cell office:value-type="string" table:style-name="ce40">
            <text:p>T.18.1</text:p>
          </table:table-cell>
          <table:covered-table-cell/>
          <table:table-cell office:value-type="string" table:style-name="ce40">
            <text:p>Drag &amp; Drop d'un joueur dans la liste en cliquant sur les 3 barres horizontales</text:p>
          </table:table-cell>
          <table:table-cell office:value-type="string" table:style-name="ce40">
            <text:p>L'affichage est conforme au nouvel ordre, les joueurs dont le nom est vide voit leur nom modifié par joueur index</text:p>
          </table:table-cell>
          <table:table-cell office:value-type="date" office:date-value="2022-01-20T00:00:00" table:style-name="ce117">
            <text:p>20/01/22</text:p>
          </table:table-cell>
          <table:table-cell office:value-type="string" table:style-name="ce107">
            <text:p>G.Godallier</text:p>
          </table:table-cell>
          <table:table-cell office:value-type="string" table:content-validation-name="val1" table:style-name="ce155">
            <text:p>Pass</text:p>
          </table:table-cell>
          <table:table-cell table:style-name="ce123"/>
          <table:table-cell table:style-name="ce124"/>
          <table:table-cell table:number-columns-repeated="16372"/>
        </table:table-row>
        <table:table-row table:style-name="ro4">
          <table:table-cell office:value-type="string" table:style-name="ce127">
            <text:p>T.18.3</text:p>
          </table:table-cell>
          <table:covered-table-cell/>
          <table:covered-table-cell/>
          <table:table-cell office:value-type="string" table:style-name="ce26">
            <text:p>T.18.1</text:p>
          </table:table-cell>
          <table:covered-table-cell/>
          <table:table-cell office:value-type="string" table:style-name="ce26">
            <text:p>Click sur le bouton Valider et choix d'un type de partie</text:p>
          </table:table-cell>
          <table:table-cell office:value-type="string" table:style-name="ce26">
            <text:p>L'ordre durant la partie correspond au nouvel ordre</text:p>
          </table:table-cell>
          <table:table-cell office:value-type="date" office:date-value="2022-01-20T00:00:00" table:style-name="ce128">
            <text:p>20/01/22</text:p>
          </table:table-cell>
          <table:table-cell office:value-type="string" table:style-name="ce129">
            <text:p>G.Godallier</text:p>
          </table:table-cell>
          <table:table-cell office:value-type="string" table:content-validation-name="val1" table:style-name="ce156">
            <text:p>Pass</text:p>
          </table:table-cell>
          <table:table-cell table:style-name="ce130"/>
          <table:table-cell table:style-name="ce124"/>
          <table:table-cell table:number-columns-repeated="16372"/>
        </table:table-row>
        <table:table-row table:number-rows-repeated="7" table:style-name="ro1">
          <table:table-cell table:style-name="ce131"/>
          <table:table-cell table:style-name="ce5"/>
          <table:table-cell table:number-columns-repeated="5" table:style-name="ce38"/>
          <table:table-cell table:style-name="ce132"/>
          <table:table-cell table:style-name="ce131"/>
          <table:table-cell table:number-columns-repeated="1008" table:style-name="ce38"/>
          <table:table-cell table:number-columns-repeated="15367"/>
        </table:table-row>
        <table:table-row table:number-rows-repeated="302" table:style-name="ro1">
          <table:table-cell/>
          <table:table-cell table:style-name="ce5"/>
          <table:table-cell table:number-columns-repeated="16382"/>
        </table:table-row>
        <table:table-row table:style-name="ro1">
          <table:table-cell/>
          <table:table-cell table:style-name="ce70"/>
          <table:table-cell table:number-columns-repeated="16382"/>
        </table:table-row>
        <table:table-row table:number-rows-repeated="1048209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3333"/>
    </style:style>
    <style:style style:name="cf2" style:family="table-cell" style:data-style-name="N0">
      <style:table-cell-properties fo:border-top="none" fo:border-bottom="none" fo:border-left="thin solid #000000" fo:border-right="thin solid #000000" fo:background-color="#FFD320"/>
    </style:style>
    <style:style style:name="cf3" style:family="table-cell" style:data-style-name="N0">
      <style:table-cell-properties fo:background-color="#99CC99"/>
    </style:style>
    <style:style style:name="Echec" style:family="table-cell" style:data-style-name="N0">
      <style:table-cell-properties style:vertical-align="automatic" fo:background-color="#FF3333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n_32_concluant" style:display-name="Non concluant" style:family="table-cell" style:data-style-name="N0">
      <style:table-cell-properties fo:border-top="none" fo:border-bottom="none" fo:border-left="thin solid #000000" fo:border-right="thin solid #000000" style:vertical-align="middle" fo:wrap-option="wrap" fo:background-color="#FFD320"/>
      <style:text-properties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Valide" style:family="table-cell" style:data-style-name="N0">
      <style:table-cell-properties style:vertical-align="automatic" fo:background-color="#99CC99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24</meta:generator>
    <dc:title/>
    <dc:description/>
    <dc:subject/>
    <meta:initial-creator/>
    <dc:creator>Utilisateur invité</dc:creator>
    <meta:creation-date>2016-02-02T10:10:19Z</meta:creation-date>
    <dc:date>2023-01-30T02:10:35Z</dc:date>
    <meta:editing-cycles>69</meta:editing-cycles>
  </office:meta>
</office:document-meta>
</file>